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2" svg:font-family="Open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adornments="Normal" style:font-family-generic="roman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77a58c" officeooo:paragraph-rsid="0077a58c"/>
    </style:style>
    <style:style style:name="P2" style:family="paragraph" style:parent-style-name="Standard">
      <style:paragraph-properties fo:text-align="start" style:justify-single-word="false"/>
      <style:text-properties fo:font-size="18pt" officeooo:rsid="0077a58c" officeooo:paragraph-rsid="0077a58c"/>
    </style:style>
    <style:style style:name="P3" style:family="paragraph" style:parent-style-name="Standard">
      <style:paragraph-properties fo:text-align="start" style:justify-single-word="false"/>
      <style:text-properties fo:font-size="18pt" officeooo:rsid="007d2a4f" officeooo:paragraph-rsid="007d2a4f"/>
    </style:style>
    <style:style style:name="P4" style:family="paragraph" style:parent-style-name="Standard">
      <style:paragraph-properties fo:text-align="start" style:justify-single-word="false"/>
      <style:text-properties fo:font-size="18pt" officeooo:rsid="007d2a4f" officeooo:paragraph-rsid="007ec752"/>
    </style:style>
    <style:style style:name="P5" style:family="paragraph" style:parent-style-name="Standard">
      <style:text-properties fo:font-weight="bold" officeooo:rsid="0061e3c5" style:font-weight-asian="bold" style:font-weight-complex="bold"/>
    </style:style>
    <style:style style:name="P6" style:family="paragraph" style:parent-style-name="Standard">
      <style:text-properties fo:font-weight="bold" officeooo:rsid="00761245" officeooo:paragraph-rsid="0076124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7ec752" officeooo:paragraph-rsid="007ec752" style:font-weight-asian="bold" style:font-weight-complex="bold"/>
    </style:style>
    <style:style style:name="P8" style:family="paragraph" style:parent-style-name="Standard">
      <style:text-properties fo:font-weight="bold" officeooo:rsid="007ec752" officeooo:paragraph-rsid="007ec752" style:font-weight-asian="bold" style:font-weight-complex="bold"/>
    </style:style>
    <style:style style:name="P9" style:family="paragraph" style:parent-style-name="Standard">
      <style:text-properties fo:font-weight="bold" officeooo:rsid="00774c85" officeooo:paragraph-rsid="007ec752" style:font-weight-asian="bold" style:font-weight-complex="bold"/>
    </style:style>
    <style:style style:name="P10" style:family="paragraph" style:parent-style-name="Standard">
      <style:text-properties officeooo:rsid="0061e3c5"/>
    </style:style>
    <style:style style:name="P11" style:family="paragraph" style:parent-style-name="Standard">
      <style:paragraph-properties fo:text-align="center" style:justify-single-word="false"/>
      <style:text-properties officeooo:rsid="0061e3c5"/>
    </style:style>
    <style:style style:name="P12" style:family="paragraph" style:parent-style-name="Standard">
      <style:text-properties officeooo:rsid="00774c85" officeooo:paragraph-rsid="00774c85"/>
    </style:style>
    <style:style style:name="P13" style:family="paragraph" style:parent-style-name="Standard">
      <style:text-properties officeooo:rsid="00774c85" officeooo:paragraph-rsid="00860a9c"/>
    </style:style>
    <style:style style:name="P14" style:family="paragraph" style:parent-style-name="Standard">
      <style:paragraph-properties fo:text-align="start" style:justify-single-word="false"/>
      <style:text-properties officeooo:paragraph-rsid="007ec752"/>
    </style:style>
    <style:style style:name="P15" style:family="paragraph" style:parent-style-name="Standard">
      <style:paragraph-properties fo:text-align="start" style:justify-single-word="false"/>
      <style:text-properties officeooo:paragraph-rsid="007d2a4f"/>
    </style:style>
    <style:style style:name="P16" style:family="paragraph" style:parent-style-name="Standard">
      <style:paragraph-properties fo:text-align="start" style:justify-single-word="false"/>
      <style:text-properties officeooo:paragraph-rsid="0079ec9b"/>
    </style:style>
    <style:style style:name="P17" style:family="paragraph" style:parent-style-name="Standard">
      <style:paragraph-properties fo:text-align="center" style:justify-single-word="false"/>
      <style:text-properties officeooo:paragraph-rsid="007ec752"/>
    </style:style>
    <style:style style:name="P18" style:family="paragraph" style:parent-style-name="Standard">
      <style:paragraph-properties fo:text-align="start" style:justify-single-word="false"/>
      <style:text-properties officeooo:rsid="007d2a4f" officeooo:paragraph-rsid="007d2a4f"/>
    </style:style>
    <style:style style:name="P19" style:family="paragraph" style:parent-style-name="Standard">
      <style:paragraph-properties fo:text-align="center" style:justify-single-word="false"/>
      <style:text-properties officeooo:rsid="007d2a4f" officeooo:paragraph-rsid="007d2a4f"/>
    </style:style>
    <style:style style:name="P20" style:family="paragraph" style:parent-style-name="Standard">
      <style:paragraph-properties fo:text-align="start" style:justify-single-word="false"/>
      <style:text-properties officeooo:rsid="00a63646" officeooo:paragraph-rsid="007ec752"/>
    </style:style>
    <style:style style:name="P21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officeooo:paragraph-rsid="00913c32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.499cm" fo:margin-right="0cm" fo:line-height="150%" fo:text-align="start" style:justify-single-word="false" fo:hyphenation-ladder-count="no-limit" fo:text-indent="0cm" style:auto-text-indent="false" fo:background-color="transparent"/>
      <style:text-properties officeooo:paragraph-rsid="00913c32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.499cm" fo:margin-right="0cm" fo:line-height="150%" fo:text-align="start" style:justify-single-word="false" fo:hyphenation-ladder-count="no-limit" fo:text-indent="0cm" style:auto-text-indent="false" fo:background-color="transparent"/>
      <style:text-properties officeooo:rsid="0093011e" officeooo:paragraph-rsid="0093011e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fo:font-weight="bold" officeooo:rsid="0087ce9a" officeooo:paragraph-rsid="00913c32" style:font-weight-asian="bold" style:font-weight-complex="bold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.499cm" fo:margin-right="0cm" fo:margin-top="0.3cm" fo:margin-bottom="0cm" style:contextual-spacing="false" fo:text-align="center" style:justify-single-word="false" fo:hyphenation-ladder-count="no-limit" fo:text-indent="0cm" style:auto-text-indent="false" fo:background-color="transparent"/>
      <style:text-properties officeooo:rsid="0087ce9a" officeooo:paragraph-rsid="0087ce9a" fo:hyphenate="true" fo:hyphenation-remain-char-count="2" fo:hyphenation-push-char-count="2" loext:hyphenation-no-caps="false"/>
    </style:style>
    <style:style style:name="P26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style:page-number="auto" fo:background-color="transparent"/>
      <style:text-properties fo:font-weight="bold" officeooo:rsid="0087ce9a" officeooo:paragraph-rsid="00913c32" style:font-weight-asian="bold" style:font-weight-complex="bold" fo:hyphenate="true" fo:hyphenation-remain-char-count="2" fo:hyphenation-push-char-count="2" loext:hyphenation-no-caps="false"/>
    </style:style>
    <style:style style:name="P27" style:family="paragraph" style:parent-style-name="tfTitre_20_Chapitre" style:master-page-name="Right_20_Page">
      <style:paragraph-properties style:page-number="auto"/>
      <style:text-properties officeooo:paragraph-rsid="0029ba73"/>
    </style:style>
    <style:style style:name="P28" style:family="paragraph" style:parent-style-name="Standard" style:list-style-name="tfPuce"/>
    <style:style style:name="P29" style:family="paragraph" style:parent-style-name="Standard" style:list-style-name="tfPuce">
      <style:text-properties officeooo:paragraph-rsid="0077a58c"/>
    </style:style>
    <style:style style:name="P30" style:family="paragraph" style:parent-style-name="Standard" style:list-style-name="tfPuce">
      <style:text-properties officeooo:rsid="0061e3c5"/>
    </style:style>
    <style:style style:name="P31" style:family="paragraph" style:parent-style-name="Standard" style:list-style-name="tfPuce">
      <style:text-properties officeooo:rsid="00774c85" officeooo:paragraph-rsid="007ec752"/>
    </style:style>
    <style:style style:name="P32" style:family="paragraph" style:parent-style-name="Standard" style:list-style-name="tfPuce">
      <style:paragraph-properties fo:text-align="start" style:justify-single-word="false"/>
      <style:text-properties officeooo:paragraph-rsid="00860a9c"/>
    </style:style>
    <style:style style:name="P33" style:family="paragraph" style:parent-style-name="Standard" style:list-style-name="tfPuce">
      <style:paragraph-properties fo:text-align="start" style:justify-single-word="false"/>
      <style:text-properties officeooo:paragraph-rsid="007ec752"/>
    </style:style>
    <style:style style:name="P34" style:family="paragraph" style:parent-style-name="Standard" style:list-style-name="tfPuce">
      <style:paragraph-properties fo:break-before="page"/>
    </style:style>
    <style:style style:name="P35" style:family="paragraph" style:parent-style-name="tfTitre_20_I_29_">
      <style:text-properties fo:text-transform="uppercase" style:font-name="Arial1" fo:font-size="22pt" fo:font-style="italic" fo:font-weight="bold" officeooo:rsid="00742417" officeooo:paragraph-rsid="00742417" style:font-size-asian="20pt" style:font-weight-asian="bold" style:font-size-complex="20pt" style:font-weight-complex="bold"/>
    </style:style>
    <style:style style:name="P36" style:family="paragraph" style:parent-style-name="tfTitre_20_I_29_">
      <style:paragraph-properties fo:break-before="page"/>
    </style:style>
    <style:style style:name="P3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indent="0cm" style:writing-mode="lr-tb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officeooo:rsid="00742417"/>
    </style:style>
    <style:style style:name="T2" style:family="text">
      <style:text-properties fo:font-size="18pt" officeooo:rsid="00774c85"/>
    </style:style>
    <style:style style:name="T3" style:family="text">
      <style:text-properties fo:font-size="18pt" officeooo:rsid="0077e8f0"/>
    </style:style>
    <style:style style:name="T4" style:family="text">
      <style:text-properties fo:font-size="18pt" officeooo:rsid="0077a58c"/>
    </style:style>
    <style:style style:name="T5" style:family="text">
      <style:text-properties fo:font-size="18pt" officeooo:rsid="0079ec9b"/>
    </style:style>
    <style:style style:name="T6" style:family="text">
      <style:text-properties fo:font-size="18pt" officeooo:rsid="007d2a4f"/>
    </style:style>
    <style:style style:name="T7" style:family="text">
      <style:text-properties fo:font-size="18pt" officeooo:rsid="007ec752"/>
    </style:style>
    <style:style style:name="T8" style:family="text">
      <style:text-properties fo:font-size="18pt" officeooo:rsid="00836651"/>
    </style:style>
    <style:style style:name="T9" style:family="text">
      <style:text-properties fo:font-size="18pt" officeooo:rsid="00860a9c"/>
    </style:style>
    <style:style style:name="T10" style:family="text">
      <style:text-properties fo:font-size="18pt" officeooo:rsid="008a20c1"/>
    </style:style>
    <style:style style:name="T11" style:family="text">
      <style:text-properties fo:font-size="18pt" officeooo:rsid="00913c32"/>
    </style:style>
    <style:style style:name="T12" style:family="text">
      <style:text-properties officeooo:rsid="00742417"/>
    </style:style>
    <style:style style:name="T13" style:family="text">
      <style:text-properties fo:text-transform="uppercase" style:font-name="Arial" fo:font-size="26pt" fo:font-weight="bold" officeooo:rsid="0029ba73" style:font-size-asian="20pt" style:font-weight-asian="bold" style:font-size-complex="20pt" style:font-weight-complex="bold"/>
    </style:style>
    <style:style style:name="T14" style:family="text">
      <style:text-properties fo:text-transform="uppercase" style:font-name="Arial" fo:font-size="26pt" fo:font-weight="bold" officeooo:rsid="00742417" style:font-size-asian="20pt" style:font-weight-asian="bold" style:font-size-complex="20pt" style:font-weight-complex="bold"/>
    </style:style>
    <style:style style:name="T15" style:family="text">
      <style:text-properties fo:text-transform="uppercase" style:font-name="Arial" fo:font-size="26pt" fo:font-weight="bold" officeooo:rsid="0087ce9a" style:font-size-asian="20pt" style:font-weight-asian="bold" style:font-size-complex="20pt" style:font-weight-complex="bold"/>
    </style:style>
    <style:style style:name="T16" style:family="text">
      <style:text-properties officeooo:rsid="0061e3c5"/>
    </style:style>
    <style:style style:name="T17" style:family="text">
      <style:text-properties officeooo:rsid="00761245"/>
    </style:style>
    <style:style style:name="T18" style:family="text">
      <style:text-properties officeooo:rsid="00774c85"/>
    </style:style>
    <style:style style:name="T19" style:family="text">
      <style:text-properties officeooo:rsid="0077a58c"/>
    </style:style>
    <style:style style:name="T20" style:family="text">
      <style:text-properties officeooo:rsid="0079ec9b"/>
    </style:style>
    <style:style style:name="T21" style:family="text">
      <style:text-properties style:font-name="OpenSymbol1" fo:font-size="18pt" officeooo:rsid="0079ec9b"/>
    </style:style>
    <style:style style:name="T22" style:family="text">
      <style:text-properties style:font-name="OpenSymbol2" officeooo:rsid="0079ec9b"/>
    </style:style>
    <style:style style:name="T23" style:family="text">
      <style:text-properties officeooo:rsid="007d2a4f"/>
    </style:style>
    <style:style style:name="T24" style:family="text">
      <style:text-properties fo:font-style="italic" officeooo:rsid="007d2a4f" style:font-style-asian="italic" style:font-style-complex="italic"/>
    </style:style>
    <style:style style:name="T25" style:family="text">
      <style:text-properties officeooo:rsid="007ec752"/>
    </style:style>
    <style:style style:name="T26" style:family="text">
      <style:text-properties officeooo:rsid="00809405"/>
    </style:style>
    <style:style style:name="T27" style:family="text">
      <style:text-properties officeooo:rsid="0085076a"/>
    </style:style>
    <style:style style:name="T28" style:family="text">
      <style:text-properties officeooo:rsid="0087ce9a"/>
    </style:style>
    <style:style style:name="T29" style:family="text">
      <style:text-properties officeooo:rsid="008a20c1"/>
    </style:style>
    <style:style style:name="T30" style:family="text">
      <style:text-properties officeooo:rsid="008d4fbb"/>
    </style:style>
    <style:style style:name="T31" style:family="text">
      <style:text-properties officeooo:rsid="008e78c9"/>
    </style:style>
    <style:style style:name="T32" style:family="text">
      <style:text-properties officeooo:rsid="00901664"/>
    </style:style>
    <style:style style:name="T33" style:family="text">
      <style:text-properties officeooo:rsid="00913c32"/>
    </style:style>
    <style:style style:name="T34" style:family="text">
      <style:text-properties style:text-position="sub 58%" fo:font-size="18pt" officeooo:rsid="00913c32"/>
    </style:style>
    <style:style style:name="T35" style:family="text">
      <style:text-properties style:text-position="sub 58%" officeooo:rsid="00913c32"/>
    </style:style>
    <style:style style:name="T36" style:family="text">
      <style:text-properties officeooo:rsid="00860a9c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color="#158466" loext:opacity="100%" officeooo:rsid="007d2a4f"/>
    </style:style>
    <style:style style:name="T39" style:family="text">
      <style:text-properties officeooo:rsid="00aa879d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cm" svg:stroke-color="#000000" draw:marker-start="" draw:marker-start-width="0.06cm" draw:marker-start-center="false" draw:marker-end="" draw:marker-end-width="0.06cm" draw:marker-end-center="false" draw:fill="solid" draw:fill-color="#729fcf" draw:textarea-horizontal-align="justify" draw:textarea-vertical-align="middle" fo:padding-top="0.145cm" fo:padding-bottom="0.145cm" fo:padding-left="0.268cm" fo:padding-right="0.268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1cm" svg:stroke-color="#000000" draw:marker-start="" draw:marker-start-width="0.06cm" draw:marker-start-center="false" draw:marker-end="" draw:marker-end-width="0.06cm" draw:marker-end-center="false" draw:fill="none" draw:fill-color="#ffffff" draw:textarea-horizontal-align="justify" draw:auto-grow-width="true" fo:min-height="0.732cm" fo:min-width="0.462cm" fo:padding-top="0.049cm" fo:padding-bottom="0.049cm" fo:padding-left="0.069cm" fo:padding-right="0.069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.041cm" svg:stroke-color="#000000" draw:marker-start="" draw:marker-start-width="0.06cm" draw:marker-start-center="false" draw:marker-end="" draw:marker-end-width="0.06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41cm" svg:stroke-color="#000000" draw:marker-start="" draw:marker-start-width="0.06cm" draw:marker-start-center="false" draw:marker-end="" draw:marker-end-width="0.06cm" draw:marker-end-center="false" draw:fill="none" draw:fill-color="#ffffff" draw:textarea-horizontal-align="justify" draw:auto-grow-width="true" fo:min-height="0.94cm" fo:min-width="0.93cm" fo:padding-top="0.049cm" fo:padding-bottom="0.049cm" fo:padding-left="0.069cm" fo:padding-right="0.069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.041cm" svg:stroke-color="#000000" draw:marker-start="" draw:marker-start-width="0.06cm" draw:marker-start-center="false" draw:marker-end="" draw:marker-end-width="0.06cm" draw:marker-end-center="false" draw:fill="none" draw:fill-color="#ffffff" draw:textarea-horizontal-align="justify" draw:auto-grow-width="true" fo:min-height="0.732cm" fo:min-width="0.427cm" fo:padding-top="0.049cm" fo:padding-bottom="0.049cm" fo:padding-left="0.069cm" fo:padding-right="0.069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46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43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46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4cm" fo:min-width="0.42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4cm" fo:min-width="0.3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748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05cm" fo:min-width="7.359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05cm" fo:min-width="6.433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464cm" fo:min-width="7.78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.041cm" svg:stroke-color="#2a6099" draw:marker-start="" draw:marker-start-width="0.06cm" draw:marker-start-center="false" draw:marker-end="" draw:marker-end-width="0.06cm" draw:marker-end-center="false" draw:fill="solid" draw:fill-color="#729fcf" draw:textarea-horizontal-align="justify" draw:textarea-vertical-align="middle" fo:padding-top="0.145cm" fo:padding-bottom="0.145cm" fo:padding-left="0.268cm" fo:padding-right="0.268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41cm" svg:stroke-color="#ff4000" draw:marker-start="" draw:marker-start-width="0.06cm" draw:marker-start-center="false" draw:marker-end="" draw:marker-end-width="0.06cm" draw:marker-end-center="false" draw:fill="solid" draw:fill-color="#729fcf" draw:textarea-horizontal-align="justify" draw:textarea-vertical-align="middle" fo:padding-top="0.145cm" fo:padding-bottom="0.145cm" fo:padding-left="0.268cm" fo:padding-right="0.268cm" draw:shadow="hidden" draw:shadow-offset-x="0.199cm" draw:shadow-offset-y="0.199cm" draw:shadow-color="#808080" style:run-through="foreground"/>
    </style:style>
    <style:style style:name="gr20" style:family="graphic">
      <style:graphic-properties style:run-through="foreground"/>
    </style:style>
    <style:style style:name="gr21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732cm" fo:padding-top="0.125cm" fo:padding-bottom="0.125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49cm" fo:min-width="6.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.035cm" svg:stroke-color="#000000" draw:marker-start="" draw:marker-start-width="0.252cm" draw:marker-start-center="false" draw:marker-end="Arrow" draw:marker-end-width="0.252cm" draw:marker-end-center="false" draw:fill="solid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49cm" fo:min-width="1.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5">Vocabulaire et </text:span><text:span text:style-name="T13">No</text:span><text:span text:style-name="T14">tations utilisées en géométrie</text:span></text:p>
      <text:p text:style-name="Standard"/>
      <text:p text:style-name="Standard"/>
      <text:list xml:id="list399937505" text:style-name="tfNum_20_I_29_">
        <text:list-item>
          <text:p text:style-name="P35">Les points</text:p>
        </text:list-item>
      </text:list>
      <text:p text:style-name="P12">Le point est le plus petit des objets géométriques.</text:p>
      <text:p text:style-name="Standard"><text:span text:style-name="T18">En général, </text:span><text:span text:style-name="T2">il</text:span><text:span text:style-name="T16"> est</text:span><text:span text:style-name="T12"> </text:span><text:span text:style-name="T16">représenté par une croix et se note avec une lettre </text:span><text:span text:style-name="T1">majuscule</text:span><text:span text:style-name="T16">.</text:span></text:p>
      <text:p text:style-name="P10"/>
      <text:p text:style-name="P5">Ex :</text:p>
      <text:p text:style-name="P11"><draw:g text:anchor-type="as-char" draw:z-index="0" draw:name="Forme2" draw:style-name="gr1"><draw:g draw:style-name="gr20" xml:id="id4" draw:id="id4"><draw:line draw:style-name="gr21" draw:text-style-name="P41" svg:x1="0.75cm" svg:y1="1.114cm" svg:x2="1.1cm" svg:y2="1.43cm"><text:p/></draw:line><draw:line draw:style-name="gr21" draw:text-style-name="P41" svg:x1="0.75cm" svg:y1="1.43cm" svg:x2="1.1cm" svg:y2="1.114cm"><text:p/></draw:line></draw:g><draw:frame draw:style-name="gr22" draw:text-style-name="P43" xml:id="id2" draw:id="id2" svg:width="0.6cm" svg:height="0.983cm" svg:x="1.101cm" svg:y="0cm"><draw:text-box><text:p text:style-name="P42"><text:span text:style-name="T40">A</text:span></text:p></draw:text-box></draw:frame><draw:custom-shape draw:style-name="gr23" draw:text-style-name="P45" xml:id="id1" draw:id="id1" svg:width="6.601cm" svg:height="0.8cm" svg:x="2.9cm" svg:y="0.113cm"><text:p text:style-name="P44"><text:span text:style-name="T40">Le point A n’est pas ici !</text:span></text:p><draw:enhanced-geometry svg:viewBox="0 0 21600 21600" draw:type="rectangle" draw:enhanced-path="M 0 0 L 21600 0 21600 21600 0 21600 0 0 Z N"/></draw:custom-shape><draw:connector draw:style-name="gr24" draw:text-style-name="P37" draw:type="line" svg:x1="2.9cm" svg:y1="0.512cm" svg:x2="1.7cm" svg:y2="0.491cm" draw:start-shape="id1" draw:start-glue-point="3" draw:end-shape="id2" svg:d="M2900-1045l-1200-21" svg:viewBox="0 0 1201 23"><text:p/></draw:connector><draw:custom-shape draw:style-name="gr25" draw:text-style-name="P45" xml:id="id3" draw:id="id3" svg:width="2.401cm" svg:height="0.8cm" svg:x="0cm" svg:y="2.312cm"><text:p text:style-name="P44"><text:span text:style-name="T40">Il est ici</text:span></text:p><draw:enhanced-geometry svg:viewBox="0 0 21600 21600" draw:type="rectangle" draw:enhanced-path="M 0 0 L 21600 0 21600 21600 0 21600 0 0 Z N"/></draw:custom-shape><draw:connector draw:style-name="gr24" draw:text-style-name="P37" draw:type="line" svg:x1="1.199cm" svg:y1="2.313cm" svg:x2="0.924cm" svg:y2="1.432cm" draw:start-shape="id3" draw:start-glue-point="0" draw:end-shape="id4" draw:end-glue-point="2" svg:d="M1199 757l-275-882" svg:viewBox="0 0 277 884"><text:p/></draw:connector></draw:g></text:p>
      <text:p text:style-name="P10"/>
      <text:p text:style-name="P6">Remarques :</text:p>
      <text:list xml:id="list674686495" text:style-name="tfPuce">
        <text:list-item>
          <text:p text:style-name="P28"><text:span text:style-name="T17">Si deux points sont exactement au même endroit, on dit qu’ils sont </text:span><text:span text:style-name="Vocabulaire">confondus</text:span><text:span text:style-name="T17">, sinon, on dit qu’ils sont </text:span><text:span text:style-name="Vocabulaire">distincts</text:span><text:span text:style-name="T17">.</text:span></text:p>
        </text:list-item>
        <text:list-item>
          <text:p text:style-name="P30">Sur une même figure, deux points <text:span text:style-name="T17">distincts </text:span>ne portent jamais le même nom.</text:p>
        </text:list-item>
      </text:list>
      <text:list xml:id="list210939578838843" text:continue-list="list399937505" text:style-name="tfNum_20_I_29_">
        <text:list-item>
          <text:p text:style-name="P36">Les droites</text:p>
        </text:list-item>
      </text:list>
      <text:p text:style-name="P13">Par deux points distincts A et B, il passe une droite <text:span text:style-name="T32">et une seule</text:span>.</text:p>
      <text:p text:style-name="Standard"><text:span text:style-name="T36">Si </text:span><text:span text:style-name="T33">au moins </text:span><text:span text:style-name="T36">trois points </text:span><text:span text:style-name="T31">distincts </text:span><text:span text:style-name="T36">sont sur une même droite, on dit qu’ils sont </text:span><text:span text:style-name="Vocabulaire">alignés</text:span><text:span text:style-name="T36">.</text:span></text:p>
      <text:p text:style-name="P13"/>
      <text:p text:style-name="P8">Remarques :</text:p>
      <text:list xml:id="list210939374643150" text:continue-list="list674686495" text:style-name="tfPuce">
        <text:list-item>
          <text:p text:style-name="P31">On représente <text:span text:style-name="T19">une droite </text:span>par un trait tracé à la règle que l’on peut prolonger des deux côtés.<text:line-break/><text:span text:style-name="T19">Une droite est illimitée, </text:span><text:span text:style-name="T27">o</text:span><text:span text:style-name="T19">n ne peut pas mesurer sa longueur.</text:span></text:p>
        </text:list-item>
      </text:list>
      <text:p text:style-name="P9"/>
      <text:list xml:id="list210939587684923" text:continue-numbering="true" text:style-name="tfPuce">
        <text:list-item>
          <text:p text:style-name="P29"><text:span text:style-name="T3">U</text:span><text:span text:style-name="T4">ne droite </text:span><text:span text:style-name="T3">se note avec des parenthèses</text:span><text:span text:style-name="T4"> :</text:span></text:p>
        </text:list-item>
      </text:list>
      <text:p text:style-name="P1"><draw:g text:anchor-type="as-char" draw:z-index="3" draw:name="Forme1" draw:style-name="gr1"><draw:line draw:style-name="gr8" draw:text-style-name="P37" svg:x1="0.1cm" svg:y1="1.564cm" svg:x2="6.7cm" svg:y2="0.864cm"><text:p/></draw:line><draw:line draw:style-name="gr8" draw:text-style-name="P37" svg:x1="0.1cm" svg:y1="3.364cm" svg:x2="7cm" svg:y2="3.964cm"><text:p/></draw:line><draw:line draw:style-name="gr8" draw:text-style-name="P37" svg:x1="0cm" svg:y1="5.564cm" svg:x2="6.9cm" svg:y2="5.864cm"><text:p/></draw:line><draw:line draw:style-name="gr8" draw:text-style-name="P37" svg:x1="0.99cm" svg:y1="1.365cm" svg:x2="1.011cm" svg:y2="1.564cm"><text:p/></draw:line><draw:line draw:style-name="gr8" draw:text-style-name="P37" svg:x1="2.89cm" svg:y1="1.165cm" svg:x2="2.911cm" svg:y2="1.364cm"><text:p/></draw:line><draw:line draw:style-name="gr8" draw:text-style-name="P37" svg:x1="5.29cm" svg:y1="0.915cm" svg:x2="5.311cm" svg:y2="1.114cm"><text:p/></draw:line><draw:frame draw:style-name="gr9" draw:text-style-name="P39" svg:width="0.565cm" svg:height="0.793cm" svg:x="0.6cm" svg:y="0.4cm"><draw:text-box><text:p text:style-name="P38"><text:span text:style-name="T40">A</text:span></text:p></draw:text-box></draw:frame><draw:frame draw:style-name="gr10" draw:text-style-name="P39" svg:width="0.532cm" svg:height="0.793cm" svg:x="2.618cm" svg:y="0.199cm"><draw:text-box><text:p text:style-name="P38"><text:span text:style-name="T40">B</text:span></text:p></draw:text-box></draw:frame><draw:frame draw:style-name="gr11" draw:text-style-name="P39" svg:width="0.563cm" svg:height="0.793cm" svg:x="0.601cm" svg:y="0.4cm"><draw:text-box><text:p text:style-name="P38"><text:span text:style-name="T40">A</text:span></text:p></draw:text-box></draw:frame><draw:frame draw:style-name="gr12" draw:text-style-name="P39" svg:width="0.526cm" svg:height="0.795cm" svg:x="5.018cm" svg:y="0cm"><draw:text-box><text:p text:style-name="P38"><text:span text:style-name="T40">C</text:span></text:p></draw:text-box></draw:frame><draw:frame draw:style-name="gr13" draw:text-style-name="P40" svg:width="0.399cm" svg:height="0.795cm" svg:x="0.083cm" svg:y="2.6cm"><draw:text-box><text:p text:style-name="P38"><text:span text:style-name="T42">x</text:span></text:p></draw:text-box></draw:frame><draw:frame draw:style-name="gr13" draw:text-style-name="P40" svg:width="0.399cm" svg:height="0.795cm" svg:x="6.724cm" svg:y="3.17cm"><draw:text-box><text:p text:style-name="P38"><text:span text:style-name="T42">y</text:span></text:p></draw:text-box></draw:frame><draw:frame draw:style-name="gr14" draw:text-style-name="P39" svg:width="0.847cm" svg:height="0.793cm" svg:x="0.058cm" svg:y="4.764cm"><draw:text-box><text:p text:style-name="P38"><text:span text:style-name="T40">(d)</text:span></text:p></draw:text-box></draw:frame><draw:frame draw:style-name="gr15" draw:text-style-name="P39" svg:width="7.458cm" svg:height="1.11cm" svg:x="8.324cm" svg:y="0.265cm"><draw:text-box><text:p text:style-name="P38"><text:span text:style-name="T40">Soit à l’aide de deux points :</text:span></text:p></draw:text-box></draw:frame><draw:frame draw:style-name="gr16" draw:text-style-name="P39" svg:width="6.532cm" svg:height="1.11cm" svg:x="8.326cm" svg:y="2.663cm"><draw:text-box><text:p text:style-name="P38"><text:span text:style-name="T40">Soit avec des directions :</text:span></text:p></draw:text-box></draw:frame><draw:frame draw:style-name="gr17" draw:text-style-name="P39" svg:width="7.884cm" svg:height="1.525cm" svg:x="8.308cm" svg:y="5.076cm"><draw:text-box><text:p text:style-name="P38"><text:span text:style-name="T40">Soit avec une lettre minuscule</text:span></text:p><text:p text:style-name="P38"><text:span text:style-name="T40">ou majuscule :</text:span></text:p></draw:text-box></draw:frame></draw:g></text:p>
      <text:p text:style-name="P2"/>
      <text:list xml:id="list210938775270528" text:continue-numbering="true" text:style-name="tfPuce">
        <text:list-item>
          <text:p text:style-name="P32"><text:span text:style-name="T9">La</text:span><text:span text:style-name="T2"> droite </text:span><text:span text:style-name="T9">(AB) </text:span><text:span text:style-name="T2">est l’ensemble des points qui sont alignés avec A et B<text:line-break/></text:span><text:span text:style-name="T3">(i</text:span><text:span text:style-name="T2">l y en a une infinité !</text:span><text:span text:style-name="T3">)</text:span><text:span text:style-name="T2">.</text:span></text:p>
        </text:list-item>
      </text:list>
      <text:p text:style-name="P2"/>
      <text:list xml:id="list210938599988616" text:continue-numbering="true" text:style-name="tfPuce">
        <text:list-item>
          <text:p text:style-name="P28"><text:span text:style-name="T8">A</text:span><text:span text:style-name="T5"> </text:span><text:span text:style-name="T21">∈</text:span> <text:span text:style-name="T20">(</text:span><text:span text:style-name="T8">BC</text:span><text:span text:style-name="T20">) se lit : « </text:span><text:span text:style-name="T8">A</text:span><text:span text:style-name="T20"> </text:span><text:span text:style-name="Vocabulaire">appartient à</text:span><text:span text:style-name="T20"> la droite (</text:span><text:span text:style-name="T8">BC</text:span><text:span text:style-name="T20">) »<text:line-break/></text:span><text:span text:style-name="T5">A</text:span><text:span text:style-name="T20"> </text:span><text:span text:style-name="T22">∉</text:span> <text:span text:style-name="T20">(d) se lit : « </text:span><text:span text:style-name="T5">A</text:span><text:span text:style-name="T20"> </text:span><text:span text:style-name="Vocabulaire">n’appartient pas</text:span><text:span text:style-name="T20"> à la droite (d) »</text:span></text:p>
        </text:list-item>
      </text:list>
      <text:p text:style-name="P16"/>
      <text:list xml:id="list210939308700141" text:continue-numbering="true" text:style-name="tfPuce">
        <text:list-item>
          <text:p text:style-name="P34"><text:span text:style-name="T28">Si deux droites </text:span><text:span text:style-name="T11">ont un seul</text:span><text:span text:style-name="T30"> </text:span><text:span text:style-name="T28">point </text:span><text:span text:style-name="T33">commun</text:span><text:span text:style-name="T28">, <text:line-break/>on dit qu’elles sont </text:span><text:span text:style-name="Vocabulaire">sécantes </text:span><text:span text:style-name="Vocabulaire"><text:span text:style-name="T37">en</text:span></text:span><text:span text:style-name="T28"> ce point </text:span><text:span text:style-name="T39">et ce dernier est appelé </text:span><text:span text:style-name="Vocabulaire"><text:span text:style-name="T39">point d’intersection</text:span></text:span><text:span text:style-name="T39"> des deux droites.</text:span></text:p>
        </text:list-item>
        <text:list-item>
          <text:p text:style-name="P28"><text:span text:style-name="T28">Si </text:span><text:span text:style-name="T33">plus de deux</text:span><text:span text:style-name="T28"> droites </text:span><text:span text:style-name="T11">ont un seul</text:span><text:span text:style-name="T30"> </text:span><text:span text:style-name="T28">point </text:span><text:span text:style-name="T33">commun</text:span><text:span text:style-name="T28">, <text:line-break/>on dit qu’elles sont </text:span><text:span text:style-name="Vocabulaire">concourantes </text:span><text:span text:style-name="Vocabulaire"><text:span text:style-name="T37">en</text:span></text:span><text:span text:style-name="T28"> ce point.</text:span></text:p>
        </text:list-item>
        <text:list-item>
          <text:p text:style-name="P28"><text:span text:style-name="T28">Si deux droites </text:span><text:span text:style-name="T10">ont </text:span><text:span text:style-name="T11">plus d’un</text:span><text:span text:style-name="T10"> point en commun</text:span><text:span text:style-name="T28">, on dit qu’elles sont </text:span><text:span text:style-name="Vocabulaire">confondues</text:span><text:span text:style-name="T28">.</text:span></text:p>
        </text:list-item>
      </text:list>
      <text:p text:style-name="P26"/>
      <text:p text:style-name="P24">Ex :</text:p>
      <text:p text:style-name="P25"><draw:g text:anchor-type="as-char" draw:z-index="4" draw:name="Forme3" draw:style-name="gr1"><draw:line draw:style-name="gr2" draw:text-style-name="P37" svg:x1="0.332cm" svg:y1="3.452cm" svg:x2="9.146cm" svg:y2="3.873cm"><text:p/></draw:line><draw:frame draw:style-name="gr3" draw:text-style-name="P39" svg:width="0.6cm" svg:height="0.832cm" svg:x="4.355cm" svg:y="3.574cm"><draw:text-box><text:p text:style-name="P38"><text:span text:style-name="T40">A</text:span></text:p></draw:text-box></draw:frame><draw:line draw:style-name="gr4" draw:text-style-name="P37" svg:x1="5.938cm" svg:y1="0.142cm" svg:x2="4.277cm" svg:y2="7.153cm"><text:p/></draw:line><draw:line draw:style-name="gr4" draw:text-style-name="P37" svg:x1="2.488cm" svg:y1="0cm" svg:x2="7.342cm" svg:y2="6.871cm"><text:p/></draw:line><draw:frame draw:style-name="gr5" draw:text-style-name="P39" svg:width="1.068cm" svg:height="1.04cm" svg:x="0cm" svg:y="3.45cm"><draw:text-box><text:p text:style-name="P38"><text:span text:style-name="T40">(d</text:span><text:span text:style-name="T41">1</text:span><text:span text:style-name="T40">)</text:span></text:p></draw:text-box></draw:frame><draw:frame draw:style-name="gr5" draw:text-style-name="P39" svg:width="1.068cm" svg:height="1.04cm" svg:x="1.669cm" svg:y="0.106cm"><draw:text-box><text:p text:style-name="P38"><text:span text:style-name="T40">(d</text:span><text:span text:style-name="T41">2</text:span><text:span text:style-name="T40">)</text:span></text:p></draw:text-box></draw:frame><draw:frame draw:style-name="gr5" draw:text-style-name="P39" svg:width="1.068cm" svg:height="1.04cm" svg:x="5.99cm" svg:y="0.21cm"><draw:text-box><text:p text:style-name="P38"><text:span text:style-name="T40">(d</text:span><text:span text:style-name="T41">3</text:span><text:span text:style-name="T40">)</text:span></text:p></draw:text-box></draw:frame><draw:frame draw:style-name="gr6" draw:text-style-name="P39" svg:width="0.565cm" svg:height="0.832cm" svg:x="2.371cm" svg:y="3.56cm"><draw:text-box><text:p text:style-name="P38"><text:span text:style-name="T40">B</text:span></text:p></draw:text-box></draw:frame><draw:frame draw:style-name="gr6" draw:text-style-name="P39" svg:width="0.565cm" svg:height="0.832cm" svg:x="8.274cm" svg:y="3.829cm"><draw:text-box><text:p text:style-name="P38"><text:span text:style-name="T40">C</text:span></text:p></draw:text-box></draw:frame><draw:line draw:style-name="gr7" draw:text-style-name="P37" svg:x1="2.642cm" svg:y1="3.484cm" svg:x2="2.636cm" svg:y2="3.649cm"><text:p/></draw:line><draw:line draw:style-name="gr7" draw:text-style-name="P37" svg:x1="8.547cm" svg:y1="3.75cm" svg:x2="8.541cm" svg:y2="3.915cm"><text:p/></draw:line></draw:g></text:p>
      <text:p text:style-name="P23">A, B et C sont</text:p>
      <text:p text:style-name="P22"><text:span text:style-name="T29">(AB) et (</text:span><text:span text:style-name="T11">d</text:span><text:span text:style-name="T34">1</text:span><text:span text:style-name="T29">) </text:span><text:span text:style-name="T28">sont</text:span></text:p>
      <text:p text:style-name="P22"><text:span text:style-name="T33">(d</text:span><text:span text:style-name="T35">1</text:span><text:span text:style-name="T33">) et (d</text:span><text:span text:style-name="T35">2</text:span><text:span text:style-name="T33">) sont</text:span></text:p>
      <text:p text:style-name="P22"><text:span text:style-name="T33">(d</text:span><text:span text:style-name="T35">1</text:span><text:span text:style-name="T33">) ; (d</text:span><text:span text:style-name="T35">2</text:span><text:span text:style-name="T33">) et (d</text:span><text:span text:style-name="T34">3</text:span><text:span text:style-name="T33">) sont</text:span></text:p>
      <text:p text:style-name="P21"/>
      <text:list xml:id="list210939778310594" text:continue-list="list210939578838843" text:style-name="tfNum_20_I_29_">
        <text:list-item>
          <text:p text:style-name="P36">Les demi-droites</text:p>
        </text:list-item>
      </text:list>
      <text:p text:style-name="P15"><text:span text:style-name="T23">Un point A d’une droite (</text:span><text:span text:style-name="T24">xy</text:span><text:span text:style-name="T23">) partage cette droite en deux </text:span><text:span text:style-name="Vocabulaire"><text:span text:style-name="T38">demi</text:span></text:span><text:span text:style-name="Vocabulaire"><text:span text:style-name="T23">-droites</text:span></text:span><text:span text:style-name="T23"> </text:span><text:span text:style-name="T6">d’</text:span><text:span text:style-name="Vocabulaire"><text:span text:style-name="T23">origine</text:span></text:span><text:span text:style-name="T23"> </text:span><text:span text:style-name="T6">A.</text:span></text:p>
      <text:p text:style-name="P3"/>
      <text:p text:style-name="P3"/>
      <text:p text:style-name="P3"/>
      <text:p text:style-name="P19"><draw:g text:anchor-type="as-char" draw:z-index="1" draw:name="Forme4" draw:style-name="gr1"><draw:line draw:style-name="gr18" draw:text-style-name="P37" svg:x1="0.112cm" svg:y1="-0.001cm" svg:x2="3.887cm" svg:y2="0.163cm"><text:p/></draw:line><draw:frame draw:style-name="gr3" draw:text-style-name="P39" svg:width="0.6cm" svg:height="0.832cm" svg:x="3.6cm" svg:y="0.43cm"><draw:text-box><text:p text:style-name="P38"><text:span text:style-name="T40">A</text:span></text:p></draw:text-box></draw:frame><draw:line draw:style-name="gr4" draw:text-style-name="P37" svg:x1="3.886cm" svg:y1="0.021cm" svg:x2="3.866cm" svg:y2="0.324cm"><text:p/></draw:line><draw:frame draw:style-name="gr3" draw:text-style-name="P40" svg:width="0.6cm" svg:height="0.832cm" svg:x="0cm" svg:y="0.03cm"><draw:text-box><text:p text:style-name="P38"><text:span text:style-name="T42">x</text:span></text:p></draw:text-box></draw:frame><draw:frame draw:style-name="gr3" draw:text-style-name="P40" svg:width="0.6cm" svg:height="0.832cm" svg:x="14.3cm" svg:y="0.635cm"><draw:text-box><text:p text:style-name="P38"><text:span text:style-name="T42">y</text:span></text:p></draw:text-box></draw:frame><draw:frame draw:style-name="gr3" draw:text-style-name="P39" svg:width="0.6cm" svg:height="0.832cm" svg:x="8.7cm" svg:y="0.646cm"><draw:text-box><text:p text:style-name="P38"><text:span text:style-name="T40">B</text:span></text:p></draw:text-box></draw:frame><draw:line draw:style-name="gr4" draw:text-style-name="P37" svg:x1="8.986cm" svg:y1="0.235cm" svg:x2="8.966cm" svg:y2="0.538cm"><text:p/></draw:line><draw:line draw:style-name="gr19" draw:text-style-name="P37" svg:x1="3.866cm" svg:y1="0.163cm" svg:x2="14.74cm" svg:y2="0.635cm"><text:p/></draw:line></draw:g></text:p>
      <text:p text:style-name="P18"/>
      <text:p text:style-name="P4">On note toujours en premier l’origine avec un crochet</text:p>
      <text:p text:style-name="P4">et en second le côté illimité avec une parenthèse.</text:p>
      <text:p text:style-name="P3"/>
      <text:p text:style-name="P18"/>
      <text:p text:style-name="P18"/>
      <text:p text:style-name="P18"/>
      <text:list xml:id="list210939487452857" text:continue-numbering="true" text:style-name="tfNum_20_I_29_">
        <text:list-item>
          <text:p text:style-name="tfTitre_20_I_29_">Les segments</text:p>
        </text:list-item>
      </text:list>
      <text:p text:style-name="P14"><text:span text:style-name="T25">Un segment est une portion de droite délimitée par deux points appelés </text:span><text:span text:style-name="Vocabulaire"><text:span text:style-name="T25">extrémités</text:span></text:span><text:span text:style-name="T25"> d</text:span><text:span text:style-name="T7">e ce</text:span><text:span text:style-name="T25"> segment.</text:span></text:p>
      <text:p text:style-name="P14"/>
      <text:p text:style-name="P7">Attention :</text:p>
      <text:list xml:id="list210938678037206" text:continue-list="list210939308700141" text:style-name="tfPuce">
        <text:list-item>
          <text:p text:style-name="P33">[<text:span text:style-name="T25">AB] o</text:span><text:span text:style-name="T26">u [BA] </text:span><text:span text:style-name="T25">désigne</text:span><text:span text:style-name="T26">nt</text:span><text:span text:style-name="T25"> le segment d’extrémités A et B.</text:span></text:p>
        </text:list-item>
        <text:list-item>
          <text:p text:style-name="P33"><text:span text:style-name="T25">AB </text:span><text:span text:style-name="T26">ou BA </text:span><text:span text:style-name="T25">désigne</text:span><text:span text:style-name="T26">nt</text:span><text:span text:style-name="T25"> la longueur d</text:span><text:span text:style-name="T7">e ce</text:span><text:span text:style-name="T25"> segment.</text:span></text:p>
        </text:list-item>
      </text:list>
      <text:p text:style-name="P14"/>
      <text:p text:style-name="P14"/>
      <text:p text:style-name="P17"><draw:g text:anchor-type="as-char" draw:z-index="2" draw:name="Forme5" draw:style-name="gr1"><draw:frame draw:style-name="gr3" draw:text-style-name="P39" svg:width="0.6cm" svg:height="0.832cm" svg:x="0cm" svg:y="0.409cm"><draw:text-box><text:p text:style-name="P38"><text:span text:style-name="T40">A</text:span></text:p></draw:text-box></draw:frame><draw:line draw:style-name="gr4" draw:text-style-name="P37" svg:x1="0.286cm" svg:y1="0cm" svg:x2="0.266cm" svg:y2="0.303cm"><text:p/></draw:line><draw:frame draw:style-name="gr3" draw:text-style-name="P39" svg:width="0.6cm" svg:height="0.832cm" svg:x="7.8cm" svg:y="0.723cm"><draw:text-box><text:p text:style-name="P38"><text:span text:style-name="T40">B</text:span></text:p></draw:text-box></draw:frame><draw:line draw:style-name="gr4" draw:text-style-name="P37" svg:x1="8.086cm" svg:y1="0.314cm" svg:x2="8.066cm" svg:y2="0.617cm"><text:p/></draw:line><draw:line draw:style-name="gr2" draw:text-style-name="P37" svg:x1="0.266cm" svg:y1="0.142cm" svg:x2="8.087cm" svg:y2="0.481cm"><text:p/></draw:line></draw:g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2" svg:font-family="Open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adornments="Normal" style:font-family-generic="roman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06cm" draw:dots2="1" draw:dots2-length="0.006cm" draw:distance="0.00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ocabulaire" style:family="text">
      <style:text-properties fo:color="#158466" loext:opacity="100%" fo:font-size="18pt" fo:font-weight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4H2M2S</meta:editing-duration>
    <meta:editing-cycles>138</meta:editing-cycles>
    <meta:generator>LibreOffice/7.1.5.2$Linux_X86_64 LibreOffice_project/10$Build-2</meta:generator>
    <meta:initial-creator>Véronique et Thibaud FONTANET</meta:initial-creator>
    <dc:date>2021-09-09T21:09:37.683285479</dc:date>
    <meta:print-date>2015-03-21T18:42:51.093000000</meta:print-date>
    <meta:document-statistic meta:table-count="0" meta:image-count="0" meta:object-count="0" meta:page-count="4" meta:paragraph-count="38" meta:word-count="356" meta:character-count="1812" meta:non-whitespace-character-count="15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